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3f14f" officeooo:paragraph-rsid="0013f14f"/>
    </style:style>
    <style:style style:name="P2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3f14f" officeooo:paragraph-rsid="00150376"/>
    </style:style>
    <style:style style:name="P3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3f14f" officeooo:paragraph-rsid="0015464d"/>
    </style:style>
    <style:style style:name="P4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3f14f" officeooo:paragraph-rsid="0016ed88"/>
    </style:style>
    <style:style style:name="P5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3f14f" officeooo:paragraph-rsid="0017509a"/>
    </style:style>
    <style:style style:name="P6" style:family="paragraph" style:parent-style-name="Standard">
      <style:paragraph-properties>
        <style:tab-stops>
          <style:tab-stop style:position="4.821cm"/>
        </style:tab-stops>
      </style:paragraph-properties>
      <style:text-properties officeooo:paragraph-rsid="0013f14f"/>
    </style:style>
    <style:style style:name="P7" style:family="paragraph" style:parent-style-name="Standard">
      <style:paragraph-properties>
        <style:tab-stops>
          <style:tab-stop style:position="4.821cm"/>
        </style:tab-stops>
      </style:paragraph-properties>
      <style:text-properties officeooo:paragraph-rsid="00150376"/>
    </style:style>
    <style:style style:name="P8" style:family="paragraph" style:parent-style-name="Standard">
      <style:paragraph-properties>
        <style:tab-stops>
          <style:tab-stop style:position="4.821cm"/>
        </style:tab-stops>
      </style:paragraph-properties>
      <style:text-properties officeooo:paragraph-rsid="0015464d"/>
    </style:style>
    <style:style style:name="P9" style:family="paragraph" style:parent-style-name="Standard">
      <style:paragraph-properties>
        <style:tab-stops>
          <style:tab-stop style:position="4.821cm"/>
        </style:tab-stops>
      </style:paragraph-properties>
      <style:text-properties officeooo:paragraph-rsid="0016ed88"/>
    </style:style>
    <style:style style:name="P10" style:family="paragraph" style:parent-style-name="Standard">
      <style:paragraph-properties>
        <style:tab-stops>
          <style:tab-stop style:position="4.821cm"/>
        </style:tab-stops>
      </style:paragraph-properties>
      <style:text-properties officeooo:paragraph-rsid="0017509a"/>
    </style:style>
    <style:style style:name="P11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c9211e" loext:opacity="100%" officeooo:rsid="0013f14f" officeooo:paragraph-rsid="0013f14f"/>
    </style:style>
    <style:style style:name="P12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50376" officeooo:paragraph-rsid="00150376"/>
    </style:style>
    <style:style style:name="P13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50376" officeooo:paragraph-rsid="0015464d"/>
    </style:style>
    <style:style style:name="P14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50376" officeooo:paragraph-rsid="0016ed88"/>
    </style:style>
    <style:style style:name="P15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50376" officeooo:paragraph-rsid="0017509a"/>
    </style:style>
    <style:style style:name="P16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ff0000" loext:opacity="100%" officeooo:rsid="00150376" officeooo:paragraph-rsid="00150376"/>
    </style:style>
    <style:style style:name="P17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ff0000" loext:opacity="100%" officeooo:rsid="0013f14f" officeooo:paragraph-rsid="0013f14f"/>
    </style:style>
    <style:style style:name="P18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ff0000" loext:opacity="100%" officeooo:rsid="0016ed88" officeooo:paragraph-rsid="0016ed88"/>
    </style:style>
    <style:style style:name="P19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5464d" officeooo:paragraph-rsid="0015464d"/>
    </style:style>
    <style:style style:name="P20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3f14f" officeooo:paragraph-rsid="0015464d"/>
    </style:style>
    <style:style style:name="P21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3f14f" officeooo:paragraph-rsid="0016ed88"/>
    </style:style>
    <style:style style:name="P22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3f14f" officeooo:paragraph-rsid="0017509a"/>
    </style:style>
    <style:style style:name="P23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6ed88" officeooo:paragraph-rsid="0016ed88"/>
    </style:style>
    <style:style style:name="P24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6ed88" officeooo:paragraph-rsid="0017509a"/>
    </style:style>
    <style:style style:name="P25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7509a" officeooo:paragraph-rsid="0017509a"/>
    </style:style>
    <style:style style:name="P26" style:family="paragraph" style:parent-style-name="Standard">
      <style:paragraph-properties>
        <style:tab-stops>
          <style:tab-stop style:position="4.821cm"/>
        </style:tab-stops>
      </style:paragraph-properties>
      <style:text-properties fo:color="#000000" loext:opacity="100%" officeooo:rsid="00182886" officeooo:paragraph-rsid="00182886"/>
    </style:style>
    <style:style style:name="P27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6ed88" officeooo:paragraph-rsid="0016ed88"/>
    </style:style>
    <style:style style:name="P28" style:family="paragraph" style:parent-style-name="Standard">
      <style:paragraph-properties>
        <style:tab-stops>
          <style:tab-stop style:position="4.821cm"/>
        </style:tab-stops>
      </style:paragraph-properties>
      <style:text-properties officeooo:rsid="0016ed88" officeooo:paragraph-rsid="0017509a"/>
    </style:style>
    <style:style style:name="P29" style:family="paragraph" style:parent-style-name="Standard">
      <style:paragraph-properties fo:break-before="page">
        <style:tab-stops>
          <style:tab-stop style:position="4.821cm"/>
        </style:tab-stops>
      </style:paragraph-properties>
      <style:text-properties officeooo:rsid="0015464d" officeooo:paragraph-rsid="0015464d"/>
    </style:style>
    <style:style style:name="P30" style:family="paragraph" style:parent-style-name="Standard">
      <style:paragraph-properties fo:break-before="page">
        <style:tab-stops>
          <style:tab-stop style:position="4.821cm"/>
        </style:tab-stops>
      </style:paragraph-properties>
      <style:text-properties fo:color="#ff0000" loext:opacity="100%" officeooo:rsid="0016ed88" officeooo:paragraph-rsid="0016ed88"/>
    </style:style>
    <style:style style:name="P31" style:family="paragraph" style:parent-style-name="Standard">
      <style:paragraph-properties fo:break-before="page">
        <style:tab-stops>
          <style:tab-stop style:position="4.821cm"/>
        </style:tab-stops>
      </style:paragraph-properties>
      <style:text-properties fo:color="#ff0000" loext:opacity="100%" officeooo:rsid="0017509a" officeooo:paragraph-rsid="0017509a"/>
    </style:style>
    <style:style style:name="T1" style:family="text">
      <style:text-properties officeooo:rsid="0013f14f"/>
    </style:style>
    <style:style style:name="T2" style:family="text">
      <style:text-properties officeooo:rsid="00150376"/>
    </style:style>
    <style:style style:name="T3" style:family="text">
      <style:text-properties officeooo:rsid="0015464d"/>
    </style:style>
    <style:style style:name="T4" style:family="text">
      <style:text-properties fo:color="#ff0000" loext:opacity="100%"/>
    </style:style>
    <style:style style:name="T5" style:family="text">
      <style:text-properties officeooo:rsid="0016ed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1cm" fo:text-indent="-0.635cm" fo:margin-left="6.0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26cm" fo:text-indent="-0.635cm" fo:margin-left="6.72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1cm" fo:text-indent="-0.635cm" fo:margin-left="7.36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6cm" fo:text-indent="-0.635cm" fo:margin-left="7.99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31cm" fo:text-indent="-0.635cm" fo:margin-left="8.6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66cm" fo:text-indent="-0.635cm" fo:margin-left="9.2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01cm" fo:text-indent="-0.635cm" fo:margin-left="9.9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536cm" fo:text-indent="-0.635cm" fo:margin-left="10.53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171cm" fo:text-indent="-0.635cm" fo:margin-left="11.17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806cm" fo:text-indent="-0.635cm" fo:margin-left="11.80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as <text:s/>1 Page d’accueil afficher :</text:p>
      <text:p text:style-name="P11"/>
      <text:p text:style-name="P1">Si une publication cliquer :</text:p>
      <text:p text:style-name="P1">Alors affiche la publication </text:p>
      <text:p text:style-name="P1">Sinon</text:p>
      <text:p text:style-name="P1">Si bou<text:span text:style-name="T3">t</text:span>on like cliquer :</text:p>
      <text:p text:style-name="P1">Alors ajoute un like à la publication</text:p>
      <text:p text:style-name="P1">Sinon</text:p>
      <text:p text:style-name="P1">Si Commentaire cliquer :</text:p>
      <text:p text:style-name="P1">Alors permet d’écrire un commentaire</text:p>
      <text:p text:style-name="P1"><text:tab/>Si Bouton envoyer cliquer :</text:p>
      <text:p text:style-name="P1"><text:tab/>Alors ajoute le commentaire à la publication</text:p>
      <text:p text:style-name="P1">Sinon</text:p>
      <text:p text:style-name="P1">Si un des contact cliquer :</text:p>
      <text:p text:style-name="P1">Alors affiche la conversation avec ce contact</text:p>
      <text:p text:style-name="P1"><text:tab/>Si message écrit et bouton envoyer cliquer :</text:p>
      <text:p text:style-name="P1"><text:tab/>Alors envoi le message au contact</text:p>
      <text:p text:style-name="P1">Sinon</text:p>
      <text:p text:style-name="P1">Si Bouton accueil cliquer :</text:p>
      <text:p text:style-name="P1">Alors Affiche la page d’accueil</text:p>
      <text:p text:style-name="P1">Sinon </text:p>
      <text:p text:style-name="P1">Si Bouton Like cliquer :</text:p>
      <text:p text:style-name="P1">Alors affiche l<text:span text:style-name="T3">es pages liké</text:span></text:p>
      <text:p text:style-name="P1">Sinon</text:p>
      <text:p text:style-name="P1">Si Bouton profil cliquer :</text:p>
      <text:p text:style-name="P1">Alors affiche l<text:span text:style-name="T2">e</text:span> <text:span text:style-name="T2">menu déroulant du profil</text:span></text:p>
      <text:p text:style-name="P1"><text:tab/><text:span text:style-name="T3">Si bouton profil cliquer :</text:span></text:p>
      <text:p text:style-name="P1"><text:tab/><text:span text:style-name="T3">Alors affiche la page de profil</text:span></text:p>
      <text:p text:style-name="P1"><text:tab/><text:span text:style-name="T3">Sinon</text:span></text:p>
      <text:p text:style-name="P1"><text:tab/><text:span text:style-name="T3">Si bouton Paramètres cliquer :</text:span></text:p>
      <text:p text:style-name="P1"><text:tab/><text:span text:style-name="T3">Alors affiche la page Paramètrs</text:span></text:p>
      <text:p text:style-name="P1"><text:tab/><text:span text:style-name="T3">Sinon</text:span></text:p>
      <text:p text:style-name="P1"><text:tab/><text:span text:style-name="T3">Si bouton Déconnexion cliquer :</text:span></text:p>
      <text:p text:style-name="P1"><text:tab/><text:span text:style-name="T3">Alors déconnecte l’utilisateur du site</text:span></text:p>
      <text:p text:style-name="P2">Sinon</text:p>
      <text:p text:style-name="P12">Si Bouton FAQ cliquer :</text:p>
      <text:p text:style-name="P12">Alors affcihe la page FAQ</text:p>
      <text:p text:style-name="P12">Sinon</text:p>
      <text:p text:style-name="P12">Si Bouton Message cliquer :</text:p>
      <text:p text:style-name="P12">Alors affiche la page des messages</text:p>
      <text:p text:style-name="P12">Sinon</text:p>
      <text:p text:style-name="P1">Si texte entré dans la barre de recherche :</text:p>
      <text:p text:style-name="P6"><text:span text:style-name="T1"><text:tab/>Si Bouton Entrée cliquer :</text:span></text:p>
      <text:p text:style-name="P1"><text:tab/>Alors <text:span text:style-name="T2">Recherche le texte entré</text:span></text:p>
      <text:p text:style-name="P12">Sinon</text:p>
      <text:p text:style-name="P12">Si Icone de profil d’un auteur d’une publication cliquer :</text:p>
      <text:p text:style-name="P12">Alors affiche profil de cette personne</text:p>
      <text:p text:style-name="P12"/>
      <text:p text:style-name="P16"/>
      <text:p text:style-name="P16"/>
      <text:p text:style-name="P16"/>
      <text:p text:style-name="P16"/>
      <text:p text:style-name="P16"><text:soft-page-break/>Cas 2 page paramètres afficher :</text:p>
      <text:p text:style-name="P16"/>
      <text:p text:style-name="P3">Si une publication cliquer :</text:p>
      <text:p text:style-name="P3">Alors affiche la publication </text:p>
      <text:p text:style-name="P3">Sinon</text:p>
      <text:p text:style-name="P3">Si bou<text:span text:style-name="T3">t</text:span>on like cliquer :</text:p>
      <text:p text:style-name="P3">Alors ajoute un like à la publication</text:p>
      <text:p text:style-name="P3">Sinon</text:p>
      <text:p text:style-name="P3">Si Commentaire cliquer :</text:p>
      <text:p text:style-name="P3">Alors permet d’écrire un commentaire</text:p>
      <text:p text:style-name="P3"><text:tab/>Si Bouton envoyer cliquer :</text:p>
      <text:p text:style-name="P3"><text:tab/>Alors ajoute le commentaire à la publication</text:p>
      <text:p text:style-name="P3">Sinon</text:p>
      <text:p text:style-name="P14">Si Icone de profil d’un auteur d’une publication cliquer :</text:p>
      <text:p text:style-name="P14">Alors affiche profil de cette personne</text:p>
      <text:p text:style-name="P27">Sinon</text:p>
      <text:p text:style-name="P2">Si Bouton accueil cliquer :</text:p>
      <text:p text:style-name="P2">Alors Affiche la page d’accueil</text:p>
      <text:p text:style-name="P2">Sinon </text:p>
      <text:p text:style-name="P2">Si Bouton Like cliquer :</text:p>
      <text:p text:style-name="P2">Alors affiche l<text:span text:style-name="T3">es</text:span> page<text:span text:style-name="T3">s</text:span> <text:span text:style-name="T3">liké</text:span></text:p>
      <text:p text:style-name="P2">Sinon</text:p>
      <text:p text:style-name="P3">Si Bouton profil cliquer :</text:p>
      <text:p text:style-name="P3">Alors affiche l<text:span text:style-name="T2">e</text:span> <text:span text:style-name="T2">menu déroulant du profil</text:span></text:p>
      <text:p text:style-name="P3"><text:tab/><text:span text:style-name="T3">Si bouton profil cliquer :</text:span></text:p>
      <text:p text:style-name="P3"><text:tab/><text:span text:style-name="T3">Alors affiche la page de profil</text:span></text:p>
      <text:p text:style-name="P3"><text:tab/><text:span text:style-name="T3">Sinon</text:span></text:p>
      <text:p text:style-name="P3"><text:tab/><text:span text:style-name="T3">Si bouton Paramètres cliquer :</text:span></text:p>
      <text:p text:style-name="P3"><text:tab/><text:span text:style-name="T3">Alors affiche la page Paramètrs</text:span></text:p>
      <text:p text:style-name="P3"><text:tab/><text:span text:style-name="T3">Sinon</text:span></text:p>
      <text:p text:style-name="P3"><text:tab/><text:span text:style-name="T3">Si bouton Déconnexion cliquer :</text:span></text:p>
      <text:p text:style-name="P3"><text:tab/><text:span text:style-name="T3">Alors déconnecte l’utilisateur du site</text:span></text:p>
      <text:p text:style-name="P2">Sinon</text:p>
      <text:p text:style-name="P12">Si Bouton FAQ cliquer :</text:p>
      <text:p text:style-name="P12">Alors affcihe la page FAQ</text:p>
      <text:p text:style-name="P12">Sinon</text:p>
      <text:p text:style-name="P12">Si Bouton Message cliquer :</text:p>
      <text:p text:style-name="P12">Alors affiche la page des messages</text:p>
      <text:p text:style-name="P12">Sinon</text:p>
      <text:p text:style-name="P2">Si texte entré dans la barre de recherche :</text:p>
      <text:p text:style-name="P7"><text:span text:style-name="T1"><text:tab/>Si Bouton Entrée cliquer :</text:span></text:p>
      <text:p text:style-name="P2"><text:tab/>Alors <text:span text:style-name="T2">Recherche le texte entré</text:span></text:p>
      <text:p text:style-name="P19">Si Bouton Modifier mot de passe cliquer :</text:p>
      <text:p text:style-name="P19">Alors Affiche le formulaire de changement de mot de passe</text:p>
      <text:p text:style-name="P19">Sinon </text:p>
      <text:p text:style-name="P19">Si Bouton modifier nom d’utilisateur cliquer :</text:p>
      <text:p text:style-name="P19">Alors Affiche le formulaire de modification de nom d’utilisateur</text:p>
      <text:p text:style-name="P13">Sinon</text:p>
      <text:p text:style-name="P13">Si Icone de profil d’un auteur d’une publication cliquer :</text:p>
      <text:p text:style-name="P13">Alors affiche profil de cette personne</text:p>
      <text:p text:style-name="P19"/>
      <text:p text:style-name="P29"><text:span text:style-name="T4">Cas 3 Page Like afficher :</text:span></text:p>
      <text:p text:style-name="P19"><text:span text:style-name="T4"/></text:p>
      <text:p text:style-name="P3">Si une publication cliquer :</text:p>
      <text:p text:style-name="P3">Alors affiche la publication </text:p>
      <text:p text:style-name="P3">Sinon</text:p>
      <text:p text:style-name="P3">Si bou<text:span text:style-name="T3">t</text:span>on like cliquer :</text:p>
      <text:p text:style-name="P3">Alors ajoute un like à la publication</text:p>
      <text:p text:style-name="P3">Sinon</text:p>
      <text:p text:style-name="P3">Si Commentaire cliquer :</text:p>
      <text:p text:style-name="P3">Alors permet d’écrire un commentaire</text:p>
      <text:p text:style-name="P3"><text:tab/>Si Bouton envoyer cliquer :</text:p>
      <text:p text:style-name="P3"><text:tab/>Alors ajoute le commentaire à la publication</text:p>
      <text:p text:style-name="P3">Sinon</text:p>
      <text:p text:style-name="P14">Si Icone de profil d’un auteur d’une publication cliquer :</text:p>
      <text:p text:style-name="P14">Alors affiche profil de cette personne</text:p>
      <text:p text:style-name="P27">Sinon</text:p>
      <text:p text:style-name="P3">Si Bouton accueil cliquer :</text:p>
      <text:p text:style-name="P3">Alors Affiche la page d’accueil</text:p>
      <text:p text:style-name="P3">Sinon </text:p>
      <text:p text:style-name="P3">Si Bouton Like cliquer :</text:p>
      <text:p text:style-name="P3">Alors affiche l<text:span text:style-name="T3">es pages liké</text:span></text:p>
      <text:p text:style-name="P3">Sinon</text:p>
      <text:p text:style-name="P3">Si Bouton profil cliquer :</text:p>
      <text:p text:style-name="P3">Alors affiche l<text:span text:style-name="T2">e</text:span> <text:span text:style-name="T2">menu déroulant du profil</text:span></text:p>
      <text:p text:style-name="P3"><text:tab/><text:span text:style-name="T3">Si bouton profil cliquer :</text:span></text:p>
      <text:p text:style-name="P3"><text:tab/><text:span text:style-name="T3">Alors affiche la page de profil</text:span></text:p>
      <text:p text:style-name="P3"><text:tab/><text:span text:style-name="T3">Sinon</text:span></text:p>
      <text:p text:style-name="P3"><text:tab/><text:span text:style-name="T3">Si bouton Paramètres cliquer :</text:span></text:p>
      <text:p text:style-name="P3"><text:tab/><text:span text:style-name="T3">Alors affiche la page Paramètrs</text:span></text:p>
      <text:p text:style-name="P3"><text:tab/><text:span text:style-name="T3">Sinon</text:span></text:p>
      <text:p text:style-name="P3"><text:tab/><text:span text:style-name="T3">Si bouton Déconnexion cliquer :</text:span></text:p>
      <text:p text:style-name="P3"><text:tab/><text:span text:style-name="T3">Alors déconnecte l’utilisateur du site</text:span></text:p>
      <text:p text:style-name="P3">Sinon</text:p>
      <text:p text:style-name="P13">Si Bouton FAQ cliquer :</text:p>
      <text:p text:style-name="P13">Alors affcihe la page FAQ</text:p>
      <text:p text:style-name="P13">Sinon</text:p>
      <text:p text:style-name="P13">Si Bouton Message cliquer :</text:p>
      <text:p text:style-name="P13">Alors affiche la page des messages</text:p>
      <text:p text:style-name="P13">Sinon</text:p>
      <text:p text:style-name="P3">Si texte entré dans la barre de recherche :</text:p>
      <text:p text:style-name="P8"><text:span text:style-name="T1"><text:tab/>Si Bouton Entrée cliquer :</text:span></text:p>
      <text:p text:style-name="P20"><text:tab/>Alors <text:span text:style-name="T2">Recherche le texte entré</text:span></text:p>
      <text:p text:style-name="P4">Si bou<text:span text:style-name="T3">t</text:span>on like cliquer :</text:p>
      <text:p text:style-name="P4">Alors <text:span text:style-name="T5">retire</text:span> <text:span text:style-name="T5">le</text:span> like <text:span text:style-name="T5">de la</text:span> publication</text:p>
      <text:p text:style-name="P4">Sinon</text:p>
      <text:p text:style-name="P4">Si Commentaire cliquer :</text:p>
      <text:p text:style-name="P4">Alors permet d’écrire un commentaire</text:p>
      <text:p text:style-name="P4"><text:tab/>Si Bouton envoyer cliquer :</text:p>
      <text:p text:style-name="P21"><text:tab/>Alors ajoute le commentaire à la publication</text:p>
      <text:p text:style-name="P30">Cas 4 Page FAQ affciher :</text:p>
      <text:p text:style-name="P4"/>
      <text:p text:style-name="P4">Si Bouton accueil cliquer :</text:p>
      <text:p text:style-name="P4">Alors Affiche la page d’accueil</text:p>
      <text:p text:style-name="P4">Sinon </text:p>
      <text:p text:style-name="P4">Si Bouton Like cliquer :</text:p>
      <text:p text:style-name="P4">Alors affiche l<text:span text:style-name="T3">es pages liké</text:span></text:p>
      <text:p text:style-name="P4">Sinon</text:p>
      <text:p text:style-name="P4">Si Bouton profil cliquer :</text:p>
      <text:p text:style-name="P4">Alors affiche l<text:span text:style-name="T2">e</text:span> <text:span text:style-name="T2">menu déroulant du profil</text:span></text:p>
      <text:p text:style-name="P4"><text:tab/><text:span text:style-name="T3">Si bouton profil cliquer :</text:span></text:p>
      <text:p text:style-name="P4"><text:tab/><text:span text:style-name="T3">Alors affiche la page de profil</text:span></text:p>
      <text:p text:style-name="P4"><text:tab/><text:span text:style-name="T3">Sinon</text:span></text:p>
      <text:p text:style-name="P4"><text:tab/><text:span text:style-name="T3">Si bouton Paramètres cliquer :</text:span></text:p>
      <text:p text:style-name="P4"><text:tab/><text:span text:style-name="T3">Alors affiche la page Paramètrs</text:span></text:p>
      <text:p text:style-name="P4"><text:tab/><text:span text:style-name="T3">Sinon</text:span></text:p>
      <text:p text:style-name="P4"><text:tab/><text:span text:style-name="T3">Si bouton Déconnexion cliquer :</text:span></text:p>
      <text:p text:style-name="P4"><text:tab/><text:span text:style-name="T3">Alors déconnecte l’utilisateur du site</text:span></text:p>
      <text:p text:style-name="P4">Sinon</text:p>
      <text:p text:style-name="P14">Si Bouton FAQ cliquer :</text:p>
      <text:p text:style-name="P14">Alors affcihe la page FAQ</text:p>
      <text:p text:style-name="P14">Sinon</text:p>
      <text:p text:style-name="P14">Si Bouton Message cliquer :</text:p>
      <text:p text:style-name="P14">Alors affiche la page des messages</text:p>
      <text:p text:style-name="P14">Sinon</text:p>
      <text:p text:style-name="P4">Si texte entré dans la barre de recherche :</text:p>
      <text:p text:style-name="P9"><text:span text:style-name="T1"><text:tab/>Si Bouton Entrée cliquer :</text:span></text:p>
      <text:p text:style-name="P21"><text:tab/>Alors <text:span text:style-name="T2">Recherche le texte entré</text:span></text:p>
      <text:p text:style-name="P23">Sinon</text:p>
      <text:p text:style-name="P23">Si Filter cliquer :</text:p>
      <text:p text:style-name="P23">Alors affiche la liste des filtres possibles</text:p>
      <text:p text:style-name="P23">Sinon Si une des question cliquer :</text:p>
      <text:p text:style-name="P23">Alors ouvre le fil de discussion par rapport à cette question</text:p>
      <text:p text:style-name="P23">Si message écrit et Bouton envoyer cliquer :</text:p>
      <text:p text:style-name="P23">Alors envoi la question qui a été écrite</text:p>
      <text:p text:style-name="P23"/>
      <text:p text:style-name="P30">Cas 5 Page Profil affciher :</text:p>
      <text:p text:style-name="P18"/>
      <text:p text:style-name="P4">Si une publication cliquer :</text:p>
      <text:p text:style-name="P4">Alors affiche la publication </text:p>
      <text:p text:style-name="P4">Sinon</text:p>
      <text:p text:style-name="P4">Si bou<text:span text:style-name="T3">t</text:span>on like cliquer :</text:p>
      <text:p text:style-name="P4">Alors ajoute un like à la publication</text:p>
      <text:p text:style-name="P4">Sinon</text:p>
      <text:p text:style-name="P4">Si Commentaire cliquer :</text:p>
      <text:p text:style-name="P4">Alors permet d’écrire un commentaire</text:p>
      <text:p text:style-name="P4"><text:tab/>Si Bouton envoyer cliquer :</text:p>
      <text:p text:style-name="P21"><text:tab/>Alors ajoute le commentaire à la publication</text:p>
      <text:p text:style-name="P23">Sinon </text:p>
      <text:p text:style-name="P15">Si Icone de profil d’un auteur d’une publication cliquer :</text:p>
      <text:p text:style-name="P15">Alors affiche profil de cette personne</text:p>
      <text:p text:style-name="P24">Sinon</text:p>
      <text:p text:style-name="P4">Si Bouton accueil cliquer :</text:p>
      <text:p text:style-name="P4">Alors Affiche la page d’accueil</text:p>
      <text:p text:style-name="P4">Sinon </text:p>
      <text:p text:style-name="P4">Si Bouton Like cliquer :</text:p>
      <text:p text:style-name="P4">Alors affiche l<text:span text:style-name="T3">es pages liké</text:span></text:p>
      <text:p text:style-name="P4">Sinon</text:p>
      <text:p text:style-name="P4">Si Bouton profil cliquer :</text:p>
      <text:p text:style-name="P4">Alors affiche l<text:span text:style-name="T2">e</text:span> <text:span text:style-name="T2">menu déroulant du profil</text:span></text:p>
      <text:p text:style-name="P4"><text:tab/><text:span text:style-name="T3">Si bouton profil cliquer :</text:span></text:p>
      <text:p text:style-name="P4"><text:tab/><text:span text:style-name="T3">Alors affiche la page de profil</text:span></text:p>
      <text:p text:style-name="P4"><text:tab/><text:span text:style-name="T3">Sinon</text:span></text:p>
      <text:p text:style-name="P4"><text:tab/><text:span text:style-name="T3">Si bouton Paramètres cliquer :</text:span></text:p>
      <text:p text:style-name="P4"><text:tab/><text:span text:style-name="T3">Alors affiche la page Paramètrs</text:span></text:p>
      <text:p text:style-name="P4"><text:tab/><text:span text:style-name="T3">Sinon</text:span></text:p>
      <text:p text:style-name="P4"><text:tab/><text:span text:style-name="T3">Si bouton Déconnexion cliquer :</text:span></text:p>
      <text:p text:style-name="P4"><text:tab/><text:span text:style-name="T3">Alors déconnecte l’utilisateur du site</text:span></text:p>
      <text:p text:style-name="P4">Sinon</text:p>
      <text:p text:style-name="P14">Si Bouton FAQ cliquer :</text:p>
      <text:p text:style-name="P14">Alors affcihe la page FAQ</text:p>
      <text:p text:style-name="P14">Sinon</text:p>
      <text:p text:style-name="P14">Si Bouton Message cliquer :</text:p>
      <text:p text:style-name="P14">Alors affiche la page des messages</text:p>
      <text:p text:style-name="P14">Sinon</text:p>
      <text:p text:style-name="P4">Si texte entré dans la barre de recherche :</text:p>
      <text:p text:style-name="P9"><text:span text:style-name="T1"><text:tab/>Si Bouton Entrée cliquer :</text:span></text:p>
      <text:p text:style-name="P21"><text:tab/>Alors <text:span text:style-name="T2">Recherche le texte entré</text:span></text:p>
      <text:p text:style-name="P23"/>
      <text:p text:style-name="P31">Cas 6 Page Recrutement afficher :</text:p>
      <text:p text:style-name="P25"/>
      <text:p text:style-name="P5">Si Bouton accueil cliquer :</text:p>
      <text:p text:style-name="P5">Alors Affiche la page d’accueil</text:p>
      <text:p text:style-name="P5">Sinon </text:p>
      <text:p text:style-name="P5">Si Bouton Like cliquer :</text:p>
      <text:p text:style-name="P5">Alors affiche l<text:span text:style-name="T3">es pages liké</text:span></text:p>
      <text:p text:style-name="P5">Sinon</text:p>
      <text:p text:style-name="P5">Si Bouton profil cliquer :</text:p>
      <text:p text:style-name="P5">Alors affiche l<text:span text:style-name="T2">e</text:span> <text:span text:style-name="T2">menu déroulant du profil</text:span></text:p>
      <text:p text:style-name="P5"><text:tab/><text:span text:style-name="T3">Si bouton profil cliquer :</text:span></text:p>
      <text:p text:style-name="P5"><text:tab/><text:span text:style-name="T3">Alors affiche la page de profil</text:span></text:p>
      <text:p text:style-name="P5"><text:tab/><text:span text:style-name="T3">Sinon</text:span></text:p>
      <text:p text:style-name="P5"><text:tab/><text:span text:style-name="T3">Si bouton Paramètres cliquer :</text:span></text:p>
      <text:p text:style-name="P5"><text:tab/><text:span text:style-name="T3">Alors affiche la page Paramètrs</text:span></text:p>
      <text:p text:style-name="P5"><text:tab/><text:span text:style-name="T3">Sinon</text:span></text:p>
      <text:p text:style-name="P5"><text:tab/><text:span text:style-name="T3">Si bouton Déconnexion cliquer :</text:span></text:p>
      <text:p text:style-name="P5"><text:tab/><text:span text:style-name="T3">Alors déconnecte l’utilisateur du site</text:span></text:p>
      <text:p text:style-name="P28">Sinon</text:p>
      <text:p text:style-name="P15">Si Bouton FAQ cliquer :</text:p>
      <text:p text:style-name="P15">Alors affcihe la page FAQ</text:p>
      <text:p text:style-name="P15">Sinon</text:p>
      <text:p text:style-name="P15">Si Bouton Message cliquer :</text:p>
      <text:p text:style-name="P15">Alors affiche la page des messages</text:p>
      <text:p text:style-name="P15">Sinon</text:p>
      <text:p text:style-name="P5">Si texte entré dans la barre de recherche :</text:p>
      <text:p text:style-name="P10"><text:span text:style-name="T1"><text:tab/>Si Bouton Entrée cliquer :</text:span></text:p>
      <text:p text:style-name="P22"><text:tab/>Alors <text:span text:style-name="T2">Recherche le texte entré</text:span></text:p>
      <text:p text:style-name="P25">Sinon</text:p>
      <text:p text:style-name="P25">Si compte classique:</text:p>
      <text:p text:style-name="P25">Aors</text:p>
      <text:p text:style-name="P25"><text:tab/>Si une des offres cliquer :</text:p>
      <text:p text:style-name="P25"><text:tab/>Alors affiche l’offre correspondante</text:p>
      <text:p text:style-name="P25"><text:tab/>Sinon</text:p>
      <text:p text:style-name="P25"><text:tab/>Si Ajouter fichier cliquer:</text:p>
      <text:p text:style-name="P25"><text:tab/>Alors Permet à l’utilisateur d’ajouter des fichiers</text:p>
      <text:p text:style-name="P25">Sinon </text:p>
      <text:p text:style-name="P25">Si compte professionnel</text:p>
      <text:p text:style-name="P26">Alors </text:p>
      <text:p text:style-name="P26"><text:tab/>Si Bouton ajouter offre cliquer:</text:p>
      <text:p text:style-name="P26"><text:tab/>Alors permet créer une nouvelle offre</text:p>
      <text:p text:style-name="P26"><text:tab/>Sinon </text:p>
      <text:p text:style-name="P26"><text:tab/>Si consulter réponses cliquer </text:p>
      <text:p text:style-name="P26"><text:tab/>Alors affiche les réponses reçues pour l’offre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0:29:05.854186792</meta:creation-date>
    <dc:date>2022-10-10T11:29:12.116580091</dc:date>
    <meta:editing-duration>PT4M39S</meta:editing-duration>
    <meta:editing-cycles>1</meta:editing-cycles>
    <meta:document-statistic meta:table-count="0" meta:image-count="0" meta:object-count="0" meta:page-count="6" meta:paragraph-count="261" meta:word-count="1159" meta:character-count="6643" meta:non-whitespace-character-count="5646"/>
    <meta:generator>LibreOffice/7.0.4.2$Linux_X86_64 LibreOffice_project/00$Build-2</meta:generator>
  </office:meta>
</office:document-meta>
</file>